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reviousTag.do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zardPrevious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revious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zardPreviousTag.setWizard( String wiz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